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5.87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89cm" svg:height="0.635cm" svg:x="0.1cm" svg:y="1.37cm">
          <text:p text:style-name="P1"><text:span text:style-name="T1">Compar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2cm" svg:height="0.635cm" svg:x="1.37cm" svg:y="2.64cm">
          <text:p text:style-name="P1"><text:span text:style-name="T1">CaselessColumnCompar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2cm" svg:height="0.635cm" svg:x="1.37cm" svg:y="3.91cm">
          <text:p text:style-name="P1"><text:span text:style-name="T1">CaselessCompar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2cm" svg:height="0.635cm" svg:x="1.37cm" svg:y="5.18cm">
          <text:p text:style-name="P1"><text:span text:style-name="T1">ColumnComparato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545cm" svg:y1="0.735cm" svg:x2="4.545cm" svg:y2="1.37cm">
          <text:p/>
        </draw:line>
        <draw:line draw:style-name="gr2" draw:text-style-name="P3" draw:layer="layout" svg:x1="0.735cm" svg:y1="2.005cm" svg:x2="0.735cm" svg:y2="8.99cm">
          <text:p/>
        </draw:line>
        <draw:line draw:style-name="gr2" draw:text-style-name="P3" draw:layer="layout" svg:x1="1.37cm" svg:y1="2.64cm" svg:x2="0.735cm" svg:y2="2.64cm">
          <text:p/>
        </draw:line>
        <draw:line draw:style-name="gr2" draw:text-style-name="P3" draw:layer="layout" svg:x1="1.37cm" svg:y1="3.91cm" svg:x2="0.735cm" svg:y2="3.91cm">
          <text:p/>
        </draw:line>
        <draw:line draw:style-name="gr2" draw:text-style-name="P3" draw:layer="layout" svg:x1="1.37cm" svg:y1="5.18cm" svg:x2="0.735cm" svg:y2="5.18cm">
          <text:p/>
        </draw:line>
        <draw:custom-shape draw:style-name="gr1" draw:text-style-name="P2" draw:layer="layout" svg:width="7.62cm" svg:height="0.635cm" svg:x="1.37cm" svg:y="6.45cm">
          <text:p text:style-name="P1"><text:span text:style-name="T1">CaselessDescendingCompar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2cm" svg:height="0.635cm" svg:x="1.37cm" svg:y="7.72cm">
          <text:p text:style-name="P1"><text:span text:style-name="T1">DescendingCompar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2cm" svg:height="0.635cm" svg:x="1.37cm" svg:y="8.99cm">
          <text:p text:style-name="P1"><text:span text:style-name="T1">InvertingComparato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37cm" svg:y1="6.45cm" svg:x2="0.735cm" svg:y2="6.45cm">
          <text:p/>
        </draw:line>
        <draw:line draw:style-name="gr2" draw:text-style-name="P3" draw:layer="layout" svg:x1="1.37cm" svg:y1="7.72cm" svg:x2="0.735cm" svg:y2="7.72cm">
          <text:p/>
        </draw:line>
        <draw:line draw:style-name="gr2" draw:text-style-name="P3" draw:layer="layout" svg:x1="1.37cm" svg:y1="8.99cm" svg:x2="0.735cm" svg:y2="8.99cm">
          <text:p/>
        </draw:line>
        <draw:custom-shape draw:style-name="gr1" draw:text-style-name="P2" draw:layer="layout" svg:width="3.81cm" svg:height="0.635cm" svg:x="9.625cm" svg:y="1.37cm">
          <text:p text:style-name="P1"><text:span text:style-name="T1">DateTim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53cm" svg:y1="0.735cm" svg:x2="11.53cm" svg:y2="1.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6.08cm" fo:page-height="9.7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7-02T12:47:51</meta:creation-date>
    <dc:creator>Jean Louis Faucher</dc:creator>
    <dc:date>2009-12-12T23:20:49.71</dc:date>
    <dc:language>en-US</dc:language>
    <meta:editing-cycles>7</meta:editing-cycles>
    <meta:editing-duration>PT00H12M36S</meta:editing-duration>
    <meta:document-statistic meta:object-count="18"/>
    <meta:user-defined meta:name="Info 1"/>
    <meta:user-defined meta:name="Info 2"/>
    <meta:user-defined meta:name="Info 3"/>
    <meta:user-defined meta:name="Info 4"/>
  </office:meta>
</office:document-meta>
</file>